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4638in"/>
    </style:style>
    <style:style style:name="co3" style:family="table-column">
      <style:table-column-properties fo:break-before="auto" style:column-width="2.6425in"/>
    </style:style>
    <style:style style:name="co4" style:family="table-column">
      <style:table-column-properties fo:break-before="auto" style:column-width="1.9366in"/>
    </style:style>
    <style:style style:name="co5" style:family="table-column">
      <style:table-column-properties fo:break-before="auto" style:column-width="2.8016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4.9673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o6502_Rev_B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7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,R22,R23,R24,R25,R26,</text:p>
            <text:p>R27,R28,R2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13,R33,R3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1,</text:span>R14,R17,R18,R19,R20,</text:p>
            <text:p>R21,R30,R31,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330R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,RM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5,C1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100nF/10V/2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5,C6,C7,C8,</text:p>
            <text:p>C9,C10,C13,C14,C18,C21,</text:p>
            <text:p>C22,C26,C27,C2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uF/6.3V/2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1,C12,C25,C28,C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,C19,C20,C23,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NRS3015T2R2MNGH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D25Q16BTIGT(SOIC-8_208mils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2040(QFN-56_7x7mm_P0.4mm)</text:p>
          </table:table-cell>
          <table:table-cell office:value-type="string" calcext:value-type="string">
            <text:p>QFN56_7x7_Pitch_0.4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4LVC245APW(TSSOP20)</text:p>
          </table:table-cell>
          <table:table-cell table:style-name="ce4" office:value-type="string" calcext:value-type="string">
            <text:p>TSSOP20_Pitch-0.65mm_6.6x4.5x1.2mm</text:p>
          </table:table-cell>
          <table:table-cell office:value-type="string" calcext:value-type="string">
            <text:p>U5,U6,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65C02S6TQTG-14(TQFP44)</text:p>
          </table:table-cell>
          <table:table-cell office:value-type="string" calcext:value-type="string">
            <text:p>TQFP44_NEO6502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A-SMT-6.3H</text:p>
          </table:table-cell>
          <table:table-cell office:value-type="string" calcext:value-type="string">
            <text:p>USB-A-SMT-6.3H_HOST_Female</text:p>
          </table:table-cell>
          <table:table-cell office:value-type="string" calcext:value-type="string">
            <text:p>USB-HO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DV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GBH-254-SMT-40</text:p>
          </table:table-cell>
          <table:table-cell office:value-type="string" calcext:value-type="string">
            <text:p>BU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3.5-365-5P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-16P-F(A40-00119-A52-12)</text:p>
          </table:table-cell>
          <table:table-cell table:style-name="ce4" office:value-type="string" calcext:value-type="string">
            <text:p>USB2.0_TYPE-C(A40-00119-A52-12)_Paste</text:p>
          </table:table-cell>
          <table:table-cell office:value-type="string" calcext:value-type="string">
            <text:p>USB-PW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eaker_QMB-09B-03(1.5-5.0V_</text:p>
            <text:p>2.7kHz_F9.0mm*H5.5mm)</text:p>
          </table:table-cell>
          <table:table-cell office:value-type="string" calcext:value-type="string">
            <text:p>Speaker_QMB-09B-03_1-Plus_2-Minus</text:p>
          </table:table-cell>
          <table:table-cell office:value-type="string" calcext:value-type="string">
            <text:p>SPK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TS-A016-X</text:p>
          </table:table-cell>
          <table:table-cell office:value-type="string" calcext:value-type="string">
            <text:p>BOO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P04TS-S</text:p>
          </table:table-cell>
          <table:table-cell office:value-type="string" calcext:value-type="string">
            <text:p>DSHP04TS-S-1.27mm_Half_4_Slide</text:p>
          </table:table-cell>
          <table:table-cell office:value-type="string" calcext:value-type="string">
            <text:p>SWITCH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SMD035-1206)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3)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SWD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10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8-30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30T13:20:23.870636528</dc:date>
    <meta:editing-duration>PT5H2M30S</meta:editing-duration>
    <meta:editing-cycles>43</meta:editing-cycles>
    <meta:document-statistic meta:table-count="1" meta:cell-count="152" meta:object-count="0"/>
  </office:meta>
</office:document-meta>
</file>